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2E5FD4AD2E16CCC2394.png" manifest:media-type="image/png"/>
  <manifest:file-entry manifest:full-path="Pictures/1000020100000287000002E557FB2B513A2E2985.png" manifest:media-type="image/png"/>
  <manifest:file-entry manifest:full-path="Pictures/1000020100000287000002E5CC9BC72784EEEA2E.png" manifest:media-type="image/png"/>
  <manifest:file-entry manifest:full-path="Pictures/1000020100000287000002E54400B95AC78B052E.png" manifest:media-type="image/png"/>
  <manifest:file-entry manifest:full-path="Pictures/1000020100000287000002E5155AC192C81D2C69.png" manifest:media-type="image/png"/>
  <manifest:file-entry manifest:full-path="Pictures/1000020100000287000002E5036115865DA48BED.png" manifest:media-type="image/png"/>
  <manifest:file-entry manifest:full-path="Pictures/1000020100000287000002E5C36659F66E7F70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c549" officeooo:paragraph-rsid="000cc549"/>
    </style:style>
    <style:style style:name="P2" style:family="paragraph" style:parent-style-name="Standard">
      <style:text-properties officeooo:rsid="000ce03d" officeooo:paragraph-rsid="000ce03d"/>
    </style:style>
    <style:style style:name="P3" style:family="paragraph">
      <loext:graphic-properties draw:fill="none"/>
    </style:style>
    <style:style style:name="T1" style:family="text">
      <style:text-properties officeooo:rsid="000acab3"/>
    </style:style>
    <style:style style:name="T2" style:family="text">
      <style:text-properties officeooo:rsid="000ce0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5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6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6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.7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.7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1.67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4.734cm" fo:min-width="15.8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6.006cm" fo:min-width="16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7.699cm" fo:min-width="16.8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4.736cm" fo:min-width="17.2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3.889cm" fo:min-width="17.2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Standard"/>
      <text:p text:style-name="Standard">-<text:span text:style-name="T1">Cliente </text:span></text:p>
      <text:p text:style-name="Standard"><draw:frame draw:style-name="fr1" draw:name="Imagen1" text:anchor-type="paragraph" svg:x="0cm" svg:y="0.445cm" svg:width="17cm" svg:height="17.898cm" draw:z-index="0"><draw:image xlink:href="Pictures/1000020100000287000002E5155AC192C81D2C6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<text:span text:style-name="T1">Servidor</text:span></text:p>
      <text:p text:style-name="Standard"><draw:frame draw:style-name="fr2" draw:name="Imagen2" text:anchor-type="paragraph" svg:width="17cm" svg:height="17.822cm" draw:z-index="1"><draw:image xlink:href="Pictures/1000020100000287000002E557FB2B513A2E2985.png" xlink:type="simple" xlink:show="embed" xlink:actuate="onLoad" loext:mime-type="image/x-vclgraphic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-Cliente</text:p>
      <text:p text:style-name="P2"><draw:frame draw:style-name="fr6" draw:name="Imagen6" text:anchor-type="paragraph" svg:width="17cm" svg:height="17.694cm" draw:z-index="8"><draw:image xlink:href="Pictures/1000020100000287000002E5CC9BC72784EEEA2E.png" xlink:type="simple" xlink:show="embed" xlink:actuate="onLoad" loext:mime-type="image/x-vclgraphic"/></draw:frame><draw:custom-shape text:anchor-type="paragraph" draw:z-index="9" draw:name="Forma4" draw:style-name="gr4" draw:text-style-name="P3" svg:width="17.232cm" svg:height="4.737cm" svg:x="0cm" svg:y="7.825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<text:span text:style-name="T2">Servidor</text:span></text:p>
      <text:p text:style-name="P1"><draw:frame draw:style-name="fr7" draw:name="Imagen7" text:anchor-type="paragraph" svg:width="17cm" svg:height="17.808cm" draw:z-index="10"><draw:image xlink:href="Pictures/1000020100000287000002E54400B95AC78B052E.png" xlink:type="simple" xlink:show="embed" xlink:actuate="onLoad" loext:mime-type="image/x-vclgraphic"/></draw:frame><draw:custom-shape text:anchor-type="paragraph" draw:z-index="11" draw:name="Forma5" draw:style-name="gr5" draw:text-style-name="P3" svg:width="17.232cm" svg:height="3.89cm" svg:x="0cm" svg:y="7.913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3" draw:name="Imagen3" text:anchor-type="paragraph" svg:width="17cm" svg:height="17.794cm" draw:z-index="2"><draw:image xlink:href="Pictures/1000020100000287000002E5036115865DA48BED.png" xlink:type="simple" xlink:show="embed" xlink:actuate="onLoad" loext:mime-type="image/x-vclgraphic"/></draw:frame><draw:custom-shape text:anchor-type="paragraph" draw:z-index="3" draw:name="Forma1" draw:style-name="gr1" draw:text-style-name="P3" svg:width="15.803cm" svg:height="4.735cm" svg:x="0cm" svg:y="13.058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draw:style-name="fr4" draw:name="Imagen4" text:anchor-type="paragraph" svg:width="17cm" svg:height="17.755cm" draw:z-index="4"><draw:image xlink:href="Pictures/1000020100000287000002E5C36659F66E7F70B2.png" xlink:type="simple" xlink:show="embed" xlink:actuate="onLoad" loext:mime-type="image/x-vclgraphic"/></draw:frame><draw:custom-shape text:anchor-type="paragraph" draw:z-index="5" draw:name="Forma2" draw:style-name="gr2" draw:text-style-name="P3" svg:width="16.624cm" svg:height="6.007cm" svg:x="0cm" svg:y="4.129cm"><text:p/><draw:enhanced-geometry svg:viewBox="0 0 21600 21600" draw:type="rectangle" draw:enhanced-path="M 0 0 L 21600 0 21600 21600 0 21600 0 0 Z N"/></draw:custom-shape><text:soft-page-break/></text:p>
      <text:p text:style-name="P1"/>
      <text:p text:style-name="P1"><draw:frame draw:style-name="fr5" draw:name="Imagen5" text:anchor-type="paragraph" svg:width="17cm" svg:height="17.796cm" draw:z-index="6"><draw:image xlink:href="Pictures/1000020100000287000002E5FD4AD2E16CCC2394.png" xlink:type="simple" xlink:show="embed" xlink:actuate="onLoad" loext:mime-type="image/x-vclgraphic"/></draw:frame><draw:custom-shape text:anchor-type="paragraph" draw:z-index="7" draw:name="Forma3" draw:style-name="gr3" draw:text-style-name="P3" svg:width="16.888cm" svg:height="7.7cm" svg:x="0cm" svg:y="4.196cm"><text:p/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12:13.061734557</meta:creation-date>
    <dc:date>2019-12-16T19:15:06.248767505</dc:date>
    <meta:editing-duration>PT23S</meta:editing-duration>
    <meta:editing-cycles>1</meta:editing-cycles>
    <meta:document-statistic meta:table-count="0" meta:image-count="7" meta:object-count="0" meta:page-count="7" meta:paragraph-count="7" meta:word-count="8" meta:character-count="43" meta:non-whitespace-character-count="40"/>
    <meta:generator>LibreOffice/6.0.7.3$Linux_X86_64 LibreOffice_project/00m0$Build-3</meta:generator>
  </office:meta>
</office:document-meta>
</file>